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f008" officeooo:paragraph-rsid="0006f008"/>
    </style:style>
    <style:style style:name="P2" style:family="paragraph" style:parent-style-name="Standard">
      <style:text-properties officeooo:rsid="000818f7" officeooo:paragraph-rsid="000818f7"/>
    </style:style>
    <style:style style:name="P3" style:family="paragraph" style:parent-style-name="Standard">
      <style:text-properties officeooo:rsid="0009f02f" officeooo:paragraph-rsid="0009f02f"/>
    </style:style>
    <style:style style:name="P4" style:family="paragraph" style:parent-style-name="Standard">
      <style:text-properties officeooo:rsid="000bc1c2" officeooo:paragraph-rsid="000bc1c2"/>
    </style:style>
    <style:style style:name="P5" style:family="paragraph" style:parent-style-name="Standard">
      <style:text-properties officeooo:rsid="000d4ce1" officeooo:paragraph-rsid="000d4ce1"/>
    </style:style>
    <style:style style:name="T1" style:family="text">
      <style:text-properties officeooo:rsid="000818f7"/>
    </style:style>
    <style:style style:name="T2" style:family="text">
      <style:text-properties officeooo:rsid="000bc1c2"/>
    </style:style>
    <style:style style:name="T3" style:family="text">
      <style:text-properties officeooo:rsid="000d4c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First <text:s/>I tried to get Gem5 works on Windows 10 using docker , it works but it was difficult to debug and it took more time because I’m not used to work with Docker that much. The second platform I used the usual method, which using a fresh installed Linux distro for Gem5.</text:p>
      <text:p text:style-name="P1">I installed Linux Mint 22.1 on my laptop as main OS , and I followed these steps to get Gem5 works.</text:p>
      <text:p text:style-name="P1">1- Make sure the system is updated using these commands :</text:p>
      <text:p text:style-name="P1">sudo apt update</text:p>
      <text:p text:style-name="P1">sudo apt upgrade -y</text:p>
      <text:p text:style-name="P1"/>
      <text:p text:style-name="P1">2- Install Required Dependencies : Gem5 needs some software packages to <text:span text:style-name="T1">build and </text:span>work (Dependencies) . Install them using :</text:p>
      <text:p text:style-name="P1">sudo apt install -y build-essential git m4 scons zlib1g zlib1g-dev libprotobuf-dev protobuf-compiler libprotoc-dev libgoogle-perftools-dev python3-dev python3-pip python-is-python3 git</text:p>
      <text:p text:style-name="P1"/>
      <text:p text:style-name="P1">3- Download Gem5 : get Gem5 source code using Git:</text:p>
      <text:p text:style-name="P1">git clone <text:a xlink:type="simple" xlink:href="https://github.com/gem5/gem5.git" text:style-name="Internet_20_link" text:visited-style-name="Visited_20_Internet_20_Link">https://github.com/gem5/gem5.git</text:a></text:p>
      <text:p text:style-name="P2"/>
      <text:p text:style-name="P2">Now we have gem5 directory and we can access using cd gem5 .</text:p>
      <text:p text:style-name="P2"/>
      <text:p text:style-name="P5">There are two remained requirements to install “mypy and pre-commit” which are python library , we can install them using the command :</text:p>
      <text:p text:style-name="P5">pip install -r requirements.txt</text:p>
      <text:p text:style-name="P2"><text:s/></text:p>
      <text:p text:style-name="P5">or by simply using apt :</text:p>
      <text:p text:style-name="P5">sudo apt install python3-mypy pre-commit</text:p>
      <text:p text:style-name="P5"/>
      <text:p text:style-name="P2"/>
      <text:p text:style-name="P2">- Building Gem5 using scons :</text:p>
      <text:p text:style-name="P2"/>
      <text:p text:style-name="P2">Gem5 directory includes all valid ISAs (Instruction Set Architectures) as followed :</text:p>
      <text:p text:style-name="P2">ARM</text:p>
      <text:p text:style-name="P2">NULL</text:p>
      <text:p text:style-name="P2">MIPS</text:p>
      <text:p text:style-name="P2">POWER</text:p>
      <text:p text:style-name="P2">RISCV</text:p>
      <text:p text:style-name="P2">SPARC</text:p>
      <text:p text:style-name="P2">X86</text:p>
      <text:p text:style-name="P2"/>
      <text:p text:style-name="P3">Some of these ISAs have more than one type we can build , and we can use ALL to <text:span text:style-name="T2">c</text:span>ompiles Gem5 for all supported CPU architectures (X86, ARM, RISC-V, etc.). .</text:p>
      <text:p text:style-name="P3"/>
      <text:p text:style-name="P3">First : we use nproc command to display the number of available processing units. In my laptop I have 12 as shown.</text:p>
      <text:p text:style-name="P3"/>
      <text:p text:style-name="P3"/>
      <text:p text:style-name="P3">We have to use more than one core in building process to make it faster . In gem5 directory we execute this command </text:p>
      <text:p text:style-name="P3">scons build/<text:span text:style-name="T2">[ISA]</text:span>/gem5.opt –j <text:span text:style-name="T2">[Number of cores]</text:span></text:p>
      <text:p text:style-name="P3"/>
      <text:p text:style-name="P4">I tried to build ALL using 9 cores by this command :</text:p>
      <text:p text:style-name="P4">scons build/ALL/gem5.opt –j 9</text:p>
      <text:p text:style-name="P4"><text:soft-page-break/></text:p>
      <text:p text:style-name="P4">It took about 2 hours to complete , and after using Gem5 I build another platform for Intel/AMD only by using <text:line-break/>scons build/X86/gem5.opt –j 9 </text:p>
      <text:p text:style-name="P4"/>
      <text:p text:style-name="P4">It took about 30 minutes to complete.</text:p>
      <text:p text:style-name="P4"/>
      <text:p text:style-name="P4">We can see the compiled ISAs inside build sub-directory in Gem5.</text:p>
      <text:p text:style-name="P4"/>
      <text:p text:style-name="P4"/>
      <text:p text:style-name="P4">By these steps we have Gem5 ready to use on our system.</text:p>
      <text:p text:style-name="P4"/>
      <text:p text:style-name="P4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08:46:37.340178274</meta:creation-date>
    <dc:date>2025-05-08T09:34:13.850514107</dc:date>
    <meta:editing-duration>PT15M1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34" meta:word-count="372" meta:character-count="2107" meta:non-whitespace-character-count="1763"/>
  </office:meta>
</office:document-meta>
</file>